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hrasePositions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hrasePositions.nextPosi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hrasePositions.PhrasePositions( TermPositions t , in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hrasePositions.firs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hrasePositions.skipTo( int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